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1656" calcext:value-type="float">
            <text:p>44.4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2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2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9424" calcext:value-type="float">
            <text:p>44.1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1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9256" calcext:value-type="float">
            <text:p>44.3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2512" calcext:value-type="float">
            <text:p>44.4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246" calcext:value-type="float">
            <text:p>44.4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1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6104" calcext:value-type="float">
            <text:p>44.2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5352" calcext:value-type="float">
            <text:p>44.3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62016" calcext:value-type="float">
            <text:p>43.5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5028" calcext:value-type="float">
            <text:p>44.1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0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42688" calcext:value-type="float">
            <text:p>42.8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6512" calcext:value-type="float">
            <text:p>42.1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1336" calcext:value-type="float">
            <text:p>41.9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9272" calcext:value-type="float">
            <text:p>41.4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42488" calcext:value-type="float">
            <text:p>41.2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9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28544" calcext:value-type="float">
            <text:p>40.9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4508" calcext:value-type="float">
            <text:p>40.6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9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46376" calcext:value-type="float">
            <text:p>40.3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9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4312" calcext:value-type="float">
            <text:p>39.8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6296" calcext:value-type="float">
            <text:p>39.7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8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8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5016" calcext:value-type="float">
            <text:p>40.8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194" calcext:value-type="float">
            <text:p>40.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85872" calcext:value-type="float">
            <text:p>40.8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8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7624" calcext:value-type="float">
            <text:p>41.1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8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9648" calcext:value-type="float">
            <text:p>41.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5056" calcext:value-type="float">
            <text:p>41.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9603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2968" calcext:value-type="float">
            <text:p>41.2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